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color="#800000" draw:fill-color="#800000" draw:textarea-vertical-align="middle" draw:auto-grow-height="false" fo:min-height="0.749cm" fo:min-width="0.499cm"/>
    </style:style>
    <style:style style:name="gr13" style:family="graphic" style:parent-style-name="standard">
      <style:graphic-properties draw:stroke="dash" draw:stroke-dash="Fine_20_Dashed_20__28_var_29_" svg:stroke-color="#808000" draw:fill-color="#808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4cm" svg:y1="1.311cm" svg:x2="3.245cm" svg:y2="1.311cm">
            <text:p/>
          </draw:line>
          <draw:frame draw:style-name="gr2" draw:layer="layout" svg:width="5.4cm" svg:height="0.962cm" svg:x="3.372cm" svg:y="0.857cm">
            <draw:text-box>
              <text:p>correct read/write</text:p>
            </draw:text-box>
          </draw:frame>
        </draw:g>
        <draw:g>
          <draw:line draw:style-name="gr3" draw:text-style-name="P1" draw:layer="layout" svg:x1="1.341cm" svg:y1="2.511cm" svg:x2="3.246cm" svg:y2="2.511cm">
            <text:p/>
          </draw:line>
          <draw:frame draw:style-name="gr2" draw:layer="layout" svg:width="5.891cm" svg:height="0.962cm" svg:x="3.37cm" svg:y="1.995cm">
            <draw:text-box>
              <text:p>incorrect read/write</text:p>
            </draw:text-box>
          </draw:frame>
        </draw:g>
        <draw:g>
          <draw:line draw:style-name="gr4" draw:text-style-name="P1" draw:layer="layout" svg:x1="1.341cm" svg:y1="3.911cm" svg:x2="3.246cm" svg:y2="3.911cm">
            <text:p/>
          </draw:line>
          <draw:frame draw:style-name="gr2" draw:layer="layout" svg:width="5.4cm" svg:height="1.673cm" svg:x="3.37cm" svg:y="3.095cm">
            <draw:text-box>
              <text:p>correct read/write</text:p>
              <text:p>of incorrect data</text:p>
            </draw:text-box>
          </draw:frame>
        </draw:g>
        <draw:g>
          <draw:line draw:style-name="gr5" draw:text-style-name="P1" draw:layer="layout" svg:x1="9.94cm" svg:y1="1.411cm" svg:x2="11.845cm" svg:y2="1.411cm">
            <text:p/>
          </draw:line>
          <draw:frame draw:style-name="gr2" draw:layer="layout" svg:width="8.181cm" svg:height="0.962cm" svg:x="11.972cm" svg:y="0.957cm">
            <draw:text-box>
              <text:p>correct control/presentation</text:p>
            </draw:text-box>
          </draw:frame>
        </draw:g>
        <draw:g>
          <draw:custom-shape draw:style-name="gr6" draw:text-style-name="P1" draw:layer="layout" svg:width="1.778cm" svg:height="1.173cm" svg:x="1.339cm" svg:y="4.87cm">
            <text:p/>
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</draw:custom-shape>
          <draw:frame draw:style-name="gr2" draw:layer="layout" svg:width="3.918cm" svg:height="0.962cm" svg:x="3.351cm" svg:y="5.072cm">
            <draw:text-box>
              <text:p>correct logic</text:p>
            </draw:text-box>
          </draw:frame>
        </draw:g>
        <draw:g>
          <draw:custom-shape draw:style-name="gr7" draw:text-style-name="P1" draw:layer="layout" svg:width="1.905cm" svg:height="0.889cm" svg:x="9.876cm" svg:y="6.7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8" draw:layer="layout" svg:width="8.143cm" svg:height="0.962cm" svg:x="12.035cm" svg:y="6.765cm">
            <draw:text-box>
              <text:p>bug/inconsistency detected</text:p>
            </draw:text-box>
          </draw:frame>
        </draw:g>
        <draw:g>
          <draw:custom-shape draw:style-name="gr9" draw:text-style-name="P1" draw:layer="layout" svg:width="1.905cm" svg:height="0.889cm" svg:x="9.877cm" svg:y="5.1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8" draw:layer="layout" svg:width="6.31cm" svg:height="0.962cm" svg:x="12.036cm" svg:y="5.165cm">
            <draw:text-box>
              <text:p>successful validation</text:p>
            </draw:text-box>
          </draw:frame>
        </draw:g>
        <draw:g>
          <draw:line draw:style-name="gr10" draw:text-style-name="P1" draw:layer="layout" svg:x1="9.941cm" svg:y1="2.412cm" svg:x2="11.846cm" svg:y2="2.412cm">
            <text:p/>
          </draw:line>
          <draw:frame draw:style-name="gr2" draw:layer="layout" svg:width="8.672cm" svg:height="0.962cm" svg:x="11.973cm" svg:y="1.958cm">
            <draw:text-box>
              <text:p>incorrect control/presentation</text:p>
            </draw:text-box>
          </draw:frame>
        </draw:g>
        <draw:g>
          <draw:line draw:style-name="gr11" draw:text-style-name="P1" draw:layer="layout" svg:x1="9.942cm" svg:y1="3.912cm" svg:x2="11.847cm" svg:y2="3.912cm">
            <text:p/>
          </draw:line>
          <draw:frame draw:style-name="gr2" draw:layer="layout" svg:width="6.103cm" svg:height="1.673cm" svg:x="11.973cm" svg:y="3.058cm">
            <draw:text-box>
              <text:p>correct presentation</text:p>
              <text:p>of incorrect data</text:p>
            </draw:text-box>
          </draw:frame>
        </draw:g>
        <draw:g>
          <draw:custom-shape draw:style-name="gr12" draw:text-style-name="P1" draw:layer="layout" svg:width="1.778cm" svg:height="1.095cm" svg:x="1.339cm" svg:y="6.448cm">
            <text:p/>
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</draw:custom-shape>
          <draw:frame draw:style-name="gr2" draw:layer="layout" svg:width="4.409cm" svg:height="0.962cm" svg:x="3.351cm" svg:y="6.672cm">
            <draw:text-box>
              <text:p>incorrect logic</text:p>
            </draw:text-box>
          </draw:frame>
        </draw:g>
        <draw:custom-shape draw:style-name="gr13" draw:text-style-name="P1" draw:layer="layout" svg:width="1.778cm" svg:height="1.095cm" svg:x="1.34cm" svg:y="7.94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9.24cm" svg:height="0.962cm" svg:x="3.352cm" svg:y="8.173cm">
          <draw:text-box>
            <text:p>correct logic with incorrect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2T07:43:14</meta:creation-date>
    <dc:date>2013-07-12T09:04:23</dc:date>
    <dc:creator>Peter Kehl</dc:creator>
    <meta:editing-duration>PT2M7S</meta:editing-duration>
    <meta:editing-cycles>2</meta:editing-cycles>
    <meta:generator>LibreOffice/3.4$Unix LibreOffice_project/340m1$Build-502</meta:generator>
    <meta:document-statistic meta:object-count="32"/>
  </office:meta>
</office:document-meta>
</file>